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bold" officeooo:rsid="000a181d" style:font-size-asian="12.25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5"/><text:span text:style-name="T2">ASSIGNMENT NO : 6</text:span></text:p>
      <text:p text:style-name="Standard"/>
      <text:p text:style-name="Standard"/>
      <text:p text:style-name="P1">Problem Statement:</text:p>
      <text:p text:style-name="Standard">Write a pythonprogram to store first year percentage of students in array. Write function</text:p>
      <text:p text:style-name="Standard">for sorting array of floating point numbers in ascending order using</text:p>
      <text:p text:style-name="Standard">a) Insertion Sort</text:p>
      <text:p text:style-name="Standard">b) Shell sort</text:p>
      <text:p text:style-name="Standard">and Display Top 5 Scores.</text:p>
      <text:p text:style-name="Standard"/>
      <text:p text:style-name="Standard"/>
      <text:p text:style-name="P1">Program:</text:p>
      <text:p text:style-name="Standard"/>
      <text:p text:style-name="Standard">def insertionSort(smarks):</text:p>
      <text:p text:style-name="Standard">for i in range(0,len(smarks)-1):</text:p>
      <text:p text:style-name="Standard">for j in range(i+1,0,-1):</text:p>
      <text:p text:style-name="Standard">if smarks[j] &lt; smarks[j-1]:</text:p>
      <text:p text:style-name="Standard">smarks[j], smarks[j-1]=smarks[j-1], smarks[j]</text:p>
      <text:p text:style-name="Standard">def shellSort(smarks):</text:p>
      <text:p text:style-name="Standard">gap=len(smarks)//2</text:p>
      <text:p text:style-name="Standard">while gap &gt; 0:</text:p>
      <text:p text:style-name="Standard">for i in range(gap,len(smarks)):</text:p>
      <text:p text:style-name="Standard">current=smarks[i]</text:p>
      <text:p text:style-name="Standard">j=i</text:p>
      <text:p text:style-name="Standard">while j &gt;= gap and current &lt; smarks[j-gap]:</text:p>
      <text:p text:style-name="Standard">smarks[j]=smarks[j-gap]</text:p>
      <text:p text:style-name="Standard">j=j-gap</text:p>
      <text:p text:style-name="Standard">smarks[j]=current</text:p>
      <text:p text:style-name="Standard">gap=gap//2</text:p>
      <text:p text:style-name="Standard">smarks=[]</text:p>
      <text:p text:style-name="Standard">n=int(input("Enter no. of students: "))</text:p>
      <text:p text:style-name="Standard">print("Enter marks of students: ")</text:p>
      <text:p text:style-name="Standard">for i in range(n):</text:p>
      <text:p text:style-name="Standard">m=float(input())</text:p>
      <text:p text:style-name="Standard">smarks.append(m)</text:p>
      <text:p text:style-name="Standard">print("\n1.Insertion sort \n2. Shell Sort \n Enter your choice :")</text:p>
      <text:p text:style-name="Standard">ch=int(input())</text:p>
      <text:p text:style-name="Standard">if(ch==1):</text:p>
      <text:p text:style-name="Standard">insertionSort(smarks)</text:p>
      <text:p text:style-name="Standard">elif(ch==2):</text:p>
      <text:p text:style-name="Standard">shellSort(smarks)</text:p>
      <text:p text:style-name="Standard">else:</text:p>
      <text:p text:style-name="Standard">print("Invalid choice")</text:p>
      <text:p text:style-name="Standard">print("Marks in ascending order: ")</text:p>
      <text:p text:style-name="Standard">print(smarks)</text:p>
      <text:p text:style-name="Standard">print("Top 5 marks: ")</text:p>
      <text:p text:style-name="Standard">for i in range(n-1,n-6,-1):</text:p>
      <text:p text:style-name="Standard">print(smarks[i])</text:p>
      <text:p text:style-name="Standard"/>
      <text:p text:style-name="Standard"/>
      <text:p text:style-name="Standard"/>
      <text:p text:style-name="Standard"/>
      <text:p text:style-name="P1"><text:soft-page-break/>Output:</text:p>
      <text:p text:style-name="P1"/>
      <text:p text:style-name="Standard">Enter no. of students: 7</text:p>
      <text:p text:style-name="Standard">Enter marks of students:</text:p>
      <text:p text:style-name="Standard">99.60</text:p>
      <text:p text:style-name="Standard">56.76</text:p>
      <text:p text:style-name="Standard">78.90</text:p>
      <text:p text:style-name="Standard">90.80</text:p>
      <text:p text:style-name="Standard">80.66</text:p>
      <text:p text:style-name="Standard">78.9</text:p>
      <text:p text:style-name="Standard">87.60</text:p>
      <text:p text:style-name="Standard">1.Insertion sort</text:p>
      <text:p text:style-name="Standard">2. Shell Sort</text:p>
      <text:p text:style-name="Standard">Enter your choice :</text:p>
      <text:p text:style-name="Standard">1</text:p>
      <text:p text:style-name="Standard">Marks in ascending order:</text:p>
      <text:p text:style-name="Standard">[56.76, 78.9, 78.9, 80.66, 87.6, 90.8, 99.6]</text:p>
      <text:p text:style-name="Standard">Top 5 marks:</text:p>
      <text:p text:style-name="Standard">99.6</text:p>
      <text:p text:style-name="Standard">90.8</text:p>
      <text:p text:style-name="Standard">87.6</text:p>
      <text:p text:style-name="Standard">80.66</text:p>
      <text:p text:style-name="Standard">78.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9:51:49.782647191</meta:creation-date>
    <dc:date>2023-11-29T19:59:35.013298651</dc:date>
    <meta:editing-duration>PT7M45S</meta:editing-duration>
    <meta:editing-cycles>1</meta:editing-cycles>
    <meta:document-statistic meta:table-count="0" meta:image-count="0" meta:object-count="0" meta:page-count="2" meta:paragraph-count="65" meta:word-count="181" meta:character-count="1305" meta:non-whitespace-character-count="1154"/>
    <meta:generator>LibreOffice/7.3.7.2$Linux_X86_64 LibreOffice_project/30$Build-2</meta:generator>
  </office:meta>
</office:document-meta>
</file>